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2mm" svg:height="90.24mm" svg:x="27.61mm" svg:y="92.2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54:33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55:08.712000000</dc:date>
    <meta:print-date>2006-09-05T16:08:04</meta:print-date>
    <meta:editing-duration>PT31M31S</meta:editing-duration>
    <meta:editing-cycles>21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25cm" xlink:href=".." xlink:type="simple" chart:class="chart:scatter" chart:style-name="ch1">
        <chart:legend svg:x="11.722cm" svg:y="3.472cm" style:legend-expansion="custom" chartooo:width="3.366cm" chartooo:height="1.88cm" style:legend-expansion-aspect-ratio="1.79042553191489" chart:style-name="ch2"/>
        <chart:plot-area chart:style-name="ch3" table:cell-range-address="Mo_példa_06_a.D10:Mo_példa_06_a.H14" chart:data-source-has-labels="both" svg:x="0.133cm" svg:y="0.179cm" svg:width="11.037cm" svg:height="8.662cm">
          <chartooo:coordinate-region svg:x="2.713cm" svg:y="0.352cm" svg:width="8.217cm" svg:height="7.895cm"/>
          <chart:axis chart:dimension="x" chart:name="primary-x" chart:style-name="ch4" chartooo:axis-type="auto"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scatter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scatter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scatter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